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</style:style>
    <style:style style:name="P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P4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officeooo:paragraph-rsid="0020e0c8"/>
    </style:style>
    <style:style style:name="P5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0e0c8"/>
    </style:style>
    <style:style style:name="P6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9e931"/>
    </style:style>
    <style:style style:name="P7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9e931" officeooo:paragraph-rsid="002fda69"/>
    </style:style>
    <style:style style:name="P8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6893a" officeooo:paragraph-rsid="0020e0c8" style:font-weight-asian="normal" style:font-weight-complex="normal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6893a" officeooo:paragraph-rsid="00273499" style:font-weight-asian="normal" style:font-weight-complex="normal"/>
    </style:style>
    <style:style style:name="P10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73499" officeooo:paragraph-rsid="00273499" style:font-weight-asian="normal" style:font-weight-complex="normal"/>
    </style:style>
    <style:style style:name="P11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</style:style>
    <style:style style:name="P1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P1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fda69"/>
    </style:style>
    <style:style style:name="T1" style:family="text">
      <style:text-properties fo:font-style="normal" fo:font-weight="normal" officeooo:rsid="0020e0c8"/>
    </style:style>
    <style:style style:name="T2" style:family="text">
      <style:text-properties fo:font-style="normal" fo:font-weight="bold" officeooo:rsid="0022d3d2" style:font-weight-asian="bold" style:font-weight-complex="bold"/>
    </style:style>
    <style:style style:name="T3" style:family="text">
      <style:text-properties officeooo:rsid="0020e0c8"/>
    </style:style>
    <style:style style:name="T4" style:family="text">
      <style:text-properties officeooo:rsid="002602fa"/>
    </style:style>
    <style:style style:name="T5" style:family="text">
      <style:text-properties officeooo:rsid="002806f2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bold" officeooo:rsid="00273499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bold" officeooo:rsid="0026893a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bold" officeooo:rsid="002e202f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bold" officeooo:rsid="002fda69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bold" officeooo:rsid="002806f2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20e0c8"/>
    </style:style>
    <style:style style:name="T13" style:family="text">
      <style:text-properties fo:font-variant="normal" fo:text-transform="none" fo:color="#000000" fo:letter-spacing="normal" fo:font-style="normal" fo:font-weight="normal" officeooo:rsid="00244c97"/>
    </style:style>
    <style:style style:name="T14" style:family="text">
      <style:text-properties fo:font-variant="normal" fo:text-transform="none" fo:color="#000000" fo:letter-spacing="normal" fo:font-style="normal" fo:font-weight="normal" officeooo:rsid="002602fa"/>
    </style:style>
    <style:style style:name="T15" style:family="text">
      <style:text-properties fo:font-variant="normal" fo:text-transform="none" fo:color="#000000" fo:letter-spacing="normal" officeooo:rsid="0029e931"/>
    </style:style>
    <style:style style:name="T16" style:family="text">
      <style:text-properties fo:font-variant="normal" fo:text-transform="none" fo:color="#000000" fo:letter-spacing="normal" officeooo:rsid="002fda69"/>
    </style:style>
    <style:style style:name="T17" style:family="text">
      <style:text-properties fo:font-variant="normal" fo:text-transform="none" fo:color="#000000" style:font-name="Liberation Mono" fo:font-size="10pt" fo:letter-spacing="normal" fo:font-style="normal" fo:font-weight="normal" officeooo:rsid="002806f2" style:font-name-asian="DejaVu Sans Mono" style:font-size-asian="10pt" style:font-name-complex="Liberation Mono" style:font-size-complex="10pt"/>
    </style:style>
    <style:style style:name="T18" style:family="text">
      <style:text-properties fo:font-variant="normal" fo:text-transform="none" fo:color="#000000" style:font-name="Liberation Mono" fo:font-size="10pt" fo:letter-spacing="normal" fo:font-style="normal" fo:font-weight="normal" officeooo:rsid="0028fcb6" style:font-name-asian="DejaVu Sans Mono" style:font-size-asian="10pt" style:font-name-complex="Liberation Mono" style:font-size-complex="10pt"/>
    </style:style>
    <style:style style:name="T19" style:family="text">
      <style:text-properties fo:font-variant="normal" fo:text-transform="none" fo:color="#000000" style:font-name="Liberation Mono" fo:font-size="10pt" fo:letter-spacing="normal" fo:font-style="normal" fo:font-weight="bold" officeooo:rsid="002e202f" style:font-name-asian="DejaVu Sans Mono" style:font-size-asian="10pt" style:font-weight-asian="normal" style:font-name-complex="Liberation Mono" style:font-size-complex="10pt" style:font-weight-complex="normal"/>
    </style:style>
    <style:style style:name="T20" style:family="text">
      <style:text-properties fo:font-variant="normal" fo:text-transform="none" fo:color="#000000" style:font-name="Liberation Mono" fo:font-size="10pt" fo:letter-spacing="normal" fo:font-style="normal" fo:font-weight="bold" officeooo:rsid="002fda69" style:font-name-asian="DejaVu Sans Mono" style:font-size-asian="10pt" style:font-weight-asian="normal" style:font-name-complex="Liberation Mono" style:font-size-complex="10pt" style:font-weight-complex="normal"/>
    </style:style>
    <style:style style:name="T21" style:family="text">
      <style:text-properties fo:font-variant="normal" fo:text-transform="none" fo:color="#000000" style:font-name="Liberation Mono" fo:font-size="10pt" fo:letter-spacing="normal" officeooo:rsid="002fda69" style:font-name-asian="DejaVu Sans Mono" style:font-size-asian="10pt" style:font-name-complex="Liberation Mono" style:font-size-complex="10pt"/>
    </style:style>
    <style:style style:name="T22" style:family="text">
      <style:text-properties officeooo:rsid="0029e931"/>
    </style:style>
    <style:style style:name="T23" style:family="text">
      <style:text-properties officeooo:rsid="002fd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<text:span text:style-name="T3">IOS</text:span>) <text:s text:c="19"/><text:span text:style-name="T3">Specification Document</text:span> <text:s text:c="21"/>man(SEO)</text:p>
      <text:p text:style-name="P2"/>
      <text:p text:style-name="P2"/>
      <text:p text:style-name="P2"/>
      <text:p text:style-name="P5">NAME</text:p>
      <text:p text:style-name="P3"><text:span text:style-name="T6"><text:s text:c="7"/></text:span><text:span text:style-name="T12">ls – </text:span><text:span text:style-name="T13">show </text:span><text:span text:style-name="T14">the elements in </text:span><text:span text:style-name="T18">the current</text:span><text:span text:style-name="T14"> directory.</text:span></text:p>
      <text:p text:style-name="P2"/>
      <text:p text:style-name="P5">SYNOPSIS</text:p>
      <text:p text:style-name="P4"><text:s text:c="7"/><text:span text:style-name="T1">ls [OPTION]... [FILE]...</text:span></text:p>
      <text:p text:style-name="P2"/>
      <text:p text:style-name="P5">DESCRIPTION</text:p>
      <text:p text:style-name="P3"><text:span text:style-name="T12"><text:tab/>List <text:s/>information <text:s/>about <text:s/>the FILE</text:span><text:span text:style-name="T17">S</text:span><text:span text:style-name="T12"> </text:span><text:span text:style-name="T17">and DIRECTORIES in the current directory</text:span><text:span text:style-name="T12">.</text:span></text:p>
      <text:p text:style-name="P5"/>
      <text:p text:style-name="P5"><text:tab/><text:span text:style-name="T5">Flags of execution:</text:span></text:p>
      <text:p text:style-name="P5"><text:s text:c="7"/>-a</text:p>
      <text:p text:style-name="P5"><text:s text:c="14"/>do not ignore entries starting with .</text:p>
      <text:p text:style-name="P5"><text:tab/> -<text:span text:style-name="T4">l</text:span></text:p>
      <text:p text:style-name="P6"><text:tab/><text:tab/> <text:s/><text:span text:style-name="T4">list all the entries </text:span><text:span text:style-name="T22">of the directory, and their properties: </text:span></text:p>
      <text:p text:style-name="P7"><text:tab/><text:tab/><text:tab/>name</text:p>
      <text:p text:style-name="P7"><text:span text:style-name="T23"><text:tab/><text:tab/><text:tab/>size</text:span></text:p>
      <text:p text:style-name="P7"><text:span text:style-name="T23"><text:tab/><text:tab/><text:tab/>UID</text:span></text:p>
      <text:p text:style-name="P7"><text:span text:style-name="T23"><text:tab/><text:tab/><text:tab/>permissions</text:span></text:p>
      <text:p text:style-name="P8"/>
      <text:p text:style-name="P3"><text:span text:style-name="T8"><text:tab/>This command works using opendir(), </text:span><text:span text:style-name="T9">readdir(), write()</text:span><text:span text:style-name="T8"> and </text:span><text:span text:style-name="T19">stat</text:span><text:span text:style-name="T8">() system calls.</text:span></text:p>
      <text:p text:style-name="P9"/>
      <text:p text:style-name="P13"><text:span text:style-name="T8"><text:tab/>Since directories are no more than files that contain pairs of i-nodes and names in order to identify all the files and directories inside them, ls makes use of opendir() to open a certain directory, in a DIR struct. Then, <text:tab/>readdir() reads the </text:span><text:span text:style-name="T7">conte</text:span><text:span text:style-name="T10">n</text:span><text:span text:style-name="T7">ts in the directory, line by line, like a char <text:tab/>array </text:span><text:span text:style-name="T11">and, making use of </text:span><text:span text:style-name="T20">write</text:span><text:span text:style-name="T11">() </text:span><text:span text:style-name="T10">system call</text:span><text:span text:style-name="T11">, the programs writes <text:tab/>those elements in stdout. </text:span><text:span text:style-name="T10">The stat() system call is used to obtain certain information about the file, in the option -l. This extra info is written in the stdout using the printf() </text:span><text:span text:style-name="T11">library function.</text:span></text:p>
      <text:p text:style-name="P10"><text:tab/></text:p>
      <text:p text:style-name="P5">SEE ALSO</text:p>
      <text:p text:style-name="P2"><text:span text:style-name="T6"><text:tab/></text:span><text:span text:style-name="T15">In order to simplify the functioning of this command, printf() is used for formatted printing </text:span><text:span text:style-name="T21">of the elements of stat file</text:span><text:span text:style-name="T15">.</text:span></text:p>
      <text:p text:style-name="P2"/>
      <text:p text:style-name="P5">REPORTING BUGS</text:p>
      <text:p text:style-name="P4"><text:s text:c="7"/><text:span text:style-name="T1">write down here error that you have detected in your program and you can not correct. For example if you can not guarantee the answer when the argumen is a number. </text:span><text:span text:style-name="T2">Do not report errors that have been considered in error control.</text:span></text:p>
      <text:p text:style-name="P2"><text:soft-page-break/><text:tab/></text:p>
      <text:p text:style-name="P2"><text:tab/>...</text:p>
      <text:p text:style-name="P2"/>
      <text:p text:style-name="P5">AUTHOR</text:p>
      <text:p text:style-name="P4"><text:tab/><text:span text:style-name="T1">..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3T13:38:50.828376772</meta:creation-date>
    <dc:date>2021-03-17T12:09:58.409085259</dc:date>
    <meta:editing-duration>PT54M22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2" meta:paragraph-count="27" meta:word-count="234" meta:character-count="1491" meta:non-whitespace-character-count="1165"/>
  </office:meta>
</office:document-meta>
</file>